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text-properties style:font-name="Arial"/>
    </style:style>
    <style:style style:name="P4" style:family="paragraph" style:parent-style-name="Heading_20_2">
      <style:text-properties style:font-name="Arial"/>
    </style:style>
    <style:style style:name="P5" style:family="paragraph" style:parent-style-name="Text_20_body" style:list-style-name="L1"/>
    <style:style style:name="P6" style:family="paragraph" style:parent-style-name="Heading_20_3">
      <style:text-properties style:font-name="Arial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>
      <style:text-properties style:font-name="Arial" officeooo:rsid="001a3a8a" officeooo:paragraph-rsid="001a3a8a"/>
    </style:style>
    <style:style style:name="P13" style:family="paragraph" style:parent-style-name="Text_20_body" style:list-style-name="L7">
      <style:text-properties style:font-name="Arial"/>
    </style:style>
    <style:style style:name="P14" style:family="paragraph" style:parent-style-name="Standard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ção do CEDUCA QUIZ</text:h>
      <text:p text:style-name="P2"/>
      <text:p text:style-name="P3">O CEDUCA QUIZ é uma plataforma online inovadora para a criação e realização de quizzes educacionais, projetada para otimizar a avaliação diária e a interação entre professores e alunos.</text:p>
      <text:h text:style-name="P4" text:outline-level="2">1. Objetivo da Plataforma</text:h>
      <text:p text:style-name="P3">Facilitar o processo de avaliação diária do aprendizado dos alunos, proporcionando uma abordagem mais ágil, interativa e acessível. A ferramenta busca transformar o desafio da avaliação contínua em uma solução tecnológica prática e motivadora.</text:p>
      <text:h text:style-name="P4" text:outline-level="2">2. Para quem é o CEDUCA QUIZ?</text:h>
      <text:list text:style-name="L1">
        <text:list-item>
          <text:p text:style-name="P5"><text:span text:style-name="Strong_20_Emphasis"><text:span text:style-name="T1">Professores:</text:span></text:span><text:span text:style-name="T1"> Para criar quizzes personalizados de forma simples, acompanhar o desempenho dos alunos e ajustar estratégias de ensino.</text:span></text:p>
        </text:list-item>
        <text:list-item>
          <text:p text:style-name="P5"><text:span text:style-name="Strong_20_Emphasis"><text:span text:style-name="T1">Alunos:</text:span></text:span><text:span text:style-name="T1"> Para participar de quizzes de forma dinâmica, testar conhecimentos e receber feedback imediato sobre seu progresso.</text:span></text:p>
        </text:list-item>
      </text:list>
      <text:h text:style-name="P4" text:outline-level="2">3. Funcionalidades Principais</text:h>
      <text:h text:style-name="P6" text:outline-level="3">Para Professores:</text:h>
      <text:list text:style-name="L2">
        <text:list-item>
          <text:p text:style-name="P7"><text:span text:style-name="Strong_20_Emphasis"><text:span text:style-name="T1">Cadastro e Login:</text:span></text:span><text:span text:style-name="T1"> Acesso exclusivo com funcionalidades específicas.</text:span></text:p>
        </text:list-item>
        <text:list-item>
          <text:p text:style-name="P7"><text:span text:style-name="Strong_20_Emphasis"><text:span text:style-name="T1">Criação de Quizzes:</text:span></text:span><text:span text:style-name="T1"> Elaboração de quizzes diários com perguntas objetivas.</text:span></text:p>
        </text:list-item>
        <text:list-item>
          <text:p text:style-name="P7"><text:span text:style-name="Strong_20_Emphasis"><text:span text:style-name="T1">Geração de QR Codes:</text:span></text:span><text:span text:style-name="T1"> Acesso rápido aos quizzes para os alunos via dispositivos móveis.</text:span></text:p>
        </text:list-item>
        <text:list-item>
          <text:p text:style-name="P7"><text:span text:style-name="Strong_20_Emphasis"><text:span text:style-name="T1">Análise de Desempenho:</text:span></text:span><text:span text:style-name="T1"> Painel detalhado com estatísticas individuais e por turma, permitindo identificar lacunas no aprendizado.</text:span></text:p>
        </text:list-item>
        <text:list-item>
          <text:p text:style-name="P7"><text:span text:style-name="Strong_20_Emphasis"><text:span text:style-name="T1">Avaliações Informais:</text:span></text:span><text:span text:style-name="T1"> Possibilidade de usar quizzes sem impacto direto nas notas finais, a critério do professor.</text:span></text:p>
        </text:list-item>
      </text:list>
      <text:h text:style-name="P6" text:outline-level="3">Para Alunos:</text:h>
      <text:list text:style-name="L3">
        <text:list-item>
          <text:p text:style-name="P8"><text:span text:style-name="Strong_20_Emphasis"><text:span text:style-name="T1">Cadastro e Login:</text:span></text:span><text:span text:style-name="T1"> Acesso para participação nos quizzes.</text:span></text:p>
        </text:list-item>
        <text:list-item>
          <text:p text:style-name="P8"><text:span text:style-name="Strong_20_Emphasis"><text:span text:style-name="T1">Resolução de Quizzes:</text:span></text:span><text:span text:style-name="T1"> Participação ágil em avaliações interativas.</text:span></text:p>
        </text:list-item>
        <text:list-item>
          <text:p text:style-name="P8"><text:span text:style-name="Strong_20_Emphasis"><text:span text:style-name="T1">Feedback Imediato:</text:span></text:span><text:span text:style-name="T1"> Recebimento de retorno instantâneo sobre seu desempenho e progresso.</text:span></text:p>
        </text:list-item>
        <text:list-item>
          <text:p text:style-name="P8"><text:span text:style-name="Strong_20_Emphasis"><text:span text:style-name="T1">Experiência Dinâmica:</text:span></text:span><text:span text:style-name="T1"> Aprendizado mais envolvente e motivador.</text:span></text:p>
        </text:list-item>
      </text:list>
      <text:h text:style-name="P4" text:outline-level="2"><text:soft-page-break/>4. Como o CEDUCA QUIZ funciona? (Passo a Passo)</text:h>
      <text:list text:style-name="L4">
        <text:list-item>
          <text:p text:style-name="P9"><text:span text:style-name="Strong_20_Emphasis"><text:span text:style-name="T1">Cadastro:</text:span></text:span><text:span text:style-name="T1"> Professores e alunos criam suas contas na plataforma, fornecendo os dados necessários.</text:span></text:p>
        </text:list-item>
        <text:list-item>
          <text:p text:style-name="P9"><text:span text:style-name="Strong_20_Emphasis"><text:span text:style-name="T1">Criação do Quiz (Professor):</text:span></text:span><text:span text:style-name="T1"> O professor acessa sua conta, cria um novo quiz adicionando perguntas objetivas e suas respectivas respostas.</text:span></text:p>
        </text:list-item>
        <text:list-item>
          <text:p text:style-name="P9"><text:span text:style-name="Strong_20_Emphasis"><text:span text:style-name="T1">Compartilhamento do Quiz (Professor):</text:span></text:span><text:span text:style-name="T1"> Após criar o quiz, o professor pode gerar um QR Code para que os alunos acessem rapidamente.</text:span></text:p>
        </text:list-item>
        <text:list-item>
          <text:p text:style-name="P9"><text:span text:style-name="Strong_20_Emphasis"><text:span text:style-name="T1">Acesso ao Quiz (Aluno):</text:span></text:span><text:span text:style-name="T1"> O aluno utiliza um dispositivo móvel para escanear o QR Code ou acessa o quiz diretamente pela plataforma.</text:span></text:p>
        </text:list-item>
        <text:list-item>
          <text:p text:style-name="P9"><text:span text:style-name="Strong_20_Emphasis"><text:span text:style-name="T1">Resolução do Quiz (Aluno):</text:span></text:span><text:span text:style-name="T1"> O aluno responde às perguntas do quiz.</text:span></text:p>
        </text:list-item>
        <text:list-item>
          <text:p text:style-name="P9"><text:span text:style-name="Strong_20_Emphasis"><text:span text:style-name="T1">Correção Automática e Feedback (Plataforma e Aluno):</text:span></text:span><text:span text:style-name="T1"> O sistema corrige as respostas automaticamente e o aluno recebe feedback imediato sobre seu desempenho.</text:span></text:p>
        </text:list-item>
        <text:list-item>
          <text:p text:style-name="P9"><text:span text:style-name="Strong_20_Emphasis"><text:span text:style-name="T1">Acompanhamento (Professor):</text:span></text:span><text:span text:style-name="T1"> O professor visualiza relatórios detalhados sobre o desempenho dos alunos, podendo analisar resultados individuais e coletivos para ajustar suas estratégias de ensino.</text:span></text:p>
        </text:list-item>
      </text:list>
      <text:h text:style-name="P4" text:outline-level="2">5. Tecnologias Utilizadas</text:h>
      <text:p text:style-name="P3">O CEDUCA QUIZ foi desenvolvido utilizando um conjunto robusto de tecnologias web:</text:p>
      <text:list text:style-name="L5">
        <text:list-item>
          <text:p text:style-name="P10"><text:span text:style-name="Strong_20_Emphasis"><text:span text:style-name="T1">HTML:</text:span></text:span><text:span text:style-name="T1"> Estruturação do conteúdo das páginas.</text:span></text:p>
        </text:list-item>
        <text:list-item>
          <text:p text:style-name="P10"><text:span text:style-name="Strong_20_Emphasis"><text:span text:style-name="T1">CSS:</text:span></text:span><text:span text:style-name="T1"> Estilização da interface, garantindo um design intuitivo e responsivo.</text:span></text:p>
        </text:list-item>
        <text:list-item>
          <text:p text:style-name="P10"><text:span text:style-name="Strong_20_Emphasis"><text:span text:style-name="T1">PHP:</text:span></text:span><text:span text:style-name="T1"> Linguagem de backend para gerenciamento de usuários, criação e processamento de quizzes, e interação com o banco de dados.</text:span></text:p>
        </text:list-item>
        <text:list-item>
          <text:p text:style-name="P10"><text:span text:style-name="Strong_20_Emphasis"><text:span text:style-name="T1">JavaScript:</text:span></text:span><text:span text:style-name="T1"> Interatividade da plataforma, validação de formulários e feedback em tempo real.</text:span></text:p>
        </text:list-item>
        <text:list-item>
          <text:p text:style-name="P10"><text:span text:style-name="Strong_20_Emphasis"><text:span text:style-name="T1">SQL:</text:span></text:span><text:span text:style-name="T1"> Gerenciamento e armazenamento eficiente de dados (usuários, quizzes, respostas e resultados).</text:span></text:p>
        </text:list-item>
        <text:list-item>
          <text:p text:style-name="P10"><text:span text:style-name="Strong_20_Emphasis"><text:span text:style-name="T1">Figma:</text:span></text:span><text:span text:style-name="T1"> Ferramenta de design para prototipagem da interface.</text:span></text:p>
        </text:list-item>
        <text:list-item>
          <text:p text:style-name="P10"><text:span text:style-name="Strong_20_Emphasis"><text:span text:style-name="T1">VS Code:</text:span></text:span><text:span text:style-name="T1"> Ambiente de desenvolvimento para programação e depuração.</text:span></text:p>
        </text:list-item>
      </text:list>
      <text:h text:style-name="P4" text:outline-level="2">6. Benefícios</text:h>
      <text:list text:style-name="L6">
        <text:list-item>
          <text:p text:style-name="P11"><text:span text:style-name="Strong_20_Emphasis"><text:span text:style-name="T1">Para Professores:</text:span></text:span><text:span text:style-name="T1"> Economia de tempo, eficiência na avaliação, acompanhamento preciso do desempenho e identificação rápida de lacunas no aprendizado.</text:span></text:p>
        </text:list-item>
        <text:list-item>
          <text:p text:style-name="P11"><text:span text:style-name="Strong_20_Emphasis"><text:span text:style-name="T1">Para Alunos:</text:span></text:span><text:span text:style-name="T1"> Retorno imediato, aprendizado interativo e dinâmico, e motivação para o estudo.</text:span></text:p>
        </text:list-item>
      </text:list>
      <text:h text:style-name="P4" text:outline-level="2"><text:soft-page-break/>7. Próximos Passos (Futuro)</text:h>
      <text:p text:style-name="P3">Vislumbramos a expansão do CEDUCA QUIZ com:</text:p>
      <text:list text:style-name="L7">
        <text:list-item>
          <text:p text:style-name="P12">Randomização de perguntas e respostas</text:p>
        </text:list-item>
        <text:list-item>
          <text:p text:style-name="P12">Sistema de grupos e conversa entre alunos ou alunos e professores </text:p>
        </text:list-item>
        <text:list-item>
          <text:p text:style-name="P13">Possibilidade de exportação de dados detalhados para análises pedagógicas mais aprofundadas.</text:p>
        </text:list-item>
        <text:list-item>
          <text:p text:style-name="P12">Funções especializadas para coordenadores para tomada de decisão e desempenho da escola ou curso</text:p>
        </text:list-item>
        <text:list-item>
          <text:p text:style-name="P12">A visualização do gabarito dos alunos</text:p>
        </text:list-item>
        <text:list-item>
          <text:p text:style-name="P12">Outros meios para o acesso do quis, além de ter o qr code</text:p>
        </text:list-item>
      </text:list>
      <text:p text:style-name="P3">Para mais informações sobre os Termos e Condições de Uso e a Política de Privacidade, consulte as seções dedicadas na plataforma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8:13:45.719000000</meta:creation-date>
    <meta:print-date>2025-06-16T18:19:54.499000000</meta:print-date>
    <meta:printed-by>Arquivos PDF</meta:printed-by>
    <dc:date>2025-06-16T18:20:19.960000000</dc:date>
    <meta:editing-duration>PT25S</meta:editing-duration>
    <meta:editing-cycles>1</meta:editing-cycles>
    <meta:document-statistic meta:table-count="0" meta:image-count="0" meta:object-count="0" meta:page-count="3" meta:paragraph-count="48" meta:word-count="611" meta:character-count="4060" meta:non-whitespace-character-count="3529"/>
    <meta:generator>LibreOffice/24.8.7.2$Windows_X86_64 LibreOffice_project/e07d0a63a46349d29051da79b1fde8160bab2a89</meta:generator>
  </office:meta>
</office:document-meta>
</file>